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6.962cm" table:align="right"/>
    </style:style>
    <style:style style:name="Tableau4.A" style:family="table-column">
      <style:table-column-properties style:column-width="16.962cm"/>
    </style:style>
    <style:style style:name="Tableau4.1" style:family="table-row">
      <style:table-row-properties fo:background-color="#f0f0f0">
        <style:background-image/>
      </style:table-row-properties>
    </style:style>
    <style:style style:name="Tableau4.A1" style:family="table-cell">
      <style:table-cell-properties style:vertical-align="middle" fo:padding="0.049cm" fo:border="none"/>
    </style:style>
    <style:style style:name="Tableau4.2" style:family="table-row">
      <style:table-row-properties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line-height="150%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etter-spacing="normal" fo:font-style="normal" fo:font-weight="normal" style:font-style-asian="normal" style:font-style-complex="normal"/>
    </style:style>
    <style:style style:name="T5" style:family="text">
      <style:text-properties style:font-name="Times New Roman" fo:font-size="12pt" fo:letter-spacing="normal" fo:font-weight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style:font-name="Times New Roman" fo:font-size="12pt" fo:letter-spacing="normal" fo:font-style="normal" fo:font-weight="normal"/>
    </style:style>
    <style:style style:name="T10" style:family="text">
      <style:text-properties fo:font-variant="normal" fo:text-transform="none" style:font-name="Times New Roman" fo:font-size="12pt" fo:letter-spacing="normal" fo:font-style="normal" fo:font-weight="normal" style:font-style-asian="normal" style:font-style-complex="normal"/>
    </style:style>
    <style:style style:name="T11" style:family="text">
      <style:text-properties fo:font-variant="normal" fo:text-transform="none" style:font-name="Times New Roman" fo:font-size="12pt" fo:letter-spacing="normal" fo:font-weight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"><text:span text:style-name="Strong_20_Emphasis"><text:span text:style-name="T1">Fiche descriptive 8</text:span></text:span></text:p>
            <text:p text:style-name="P3"><text:bookmark text:name="r-2111661111"/><text:span text:style-name="Strong_20_Emphasis"><text:span text:style-name="T1">Nom : </text:span></text:span><text:span text:style-name="Strong_20_Emphasis"><text:span text:style-name="T2">Modifier son compte</text:span></text:span><text:span text:style-name="Strong_20_Emphasis"><text:span text:style-name="T1"> </text:span></text:span>(package « Gestion des achats »)<text:line-break/><text:span text:style-name="Strong_20_Emphasis"><text:span text:style-name="T1">Acteur(s) : </text:span></text:span>Acheteur (client), Accéder à son compte.<text:line-break/><text:span text:style-name="Strong_20_Emphasis"><text:span text:style-name="T1">Description : </text:span></text:span><text:span text:style-name="Strong_20_Emphasis"><text:span text:style-name="T2">L'acteur modifie les informations de son compte.</text:span></text:span><text:line-break/><text:span text:style-name="Strong_20_Emphasis"><text:span text:style-name="T1">Auteur : </text:span></text:span>Deroussen nicolas<text:line-break/><text:span text:style-name="Strong_20_Emphasis"><text:span text:style-name="T1">Date(s) : </text:span></text:span><text:span text:style-name="Strong_20_Emphasis"><text:span text:style-name="T2">24/</text:span></text:span><text:span text:style-name="T2">0</text:span>6/2019</text:p>
            <text:p text:style-name="P1"><text:bookmark text:name="r-2130205111"/><text:span text:style-name="Strong_20_Emphasis"><text:span text:style-name="T1">Pré-conditions : </text:span></text:span><text:span text:style-name="Strong_20_Emphasis"><text:span text:style-name="T3">Accéder à son compte.</text:span></text:span><text:line-break/><text:span text:style-name="Strong_20_Emphasis"><text:span text:style-name="T1">Démarrage : </text:span></text:span>L’<text:span text:style-name="T6">utilisateur </text:span>accède à Modifier mon compte.</text:p>
            <text:p text:style-name="P1"/>
          </table:table-cell>
        </table:table-row>
        <table:table-row table:style-name="Tableau4.2">
          <table:table-cell table:style-name="Tableau4.A1" office:value-type="string">
            <text:p text:style-name="P3"><text:bookmark text:name="r-2111664111"/><text:span text:style-name="Strong_20_Emphasis"><text:span text:style-name="T1">DESCRIPTION</text:span></text:span></text:p>
            <text:p text:style-name="P3"><text:bookmark text:name="r-2111665111"/><text:span text:style-name="Strong_20_Emphasis"><text:span text:style-name="T1">Le scénario nominal :</text:span></text:span></text:p>
            <text:p text:style-name="P1"><text:bookmark text:name="r-2111666111"/>1. <text:span text:style-name="Emphasis"><text:span text:style-name="T6">Le </text:span></text:span><text:span text:style-name="Emphasis"><text:span text:style-name="T7">système</text:span></text:span><text:span text:style-name="Emphasis"><text:span text:style-name="T6"> affiche les informations du compte de l'</text:span></text:span><text:span text:style-name="Emphasis"><text:span text:style-name="T13">utilisateur</text:span></text:span><text:span text:style-name="Emphasis"><text:span text:style-name="T6">.</text:span></text:span><text:line-break/>2. <text:span text:style-name="Emphasis"><text:span text:style-name="T4">L</text:span></text:span><text:span text:style-name="Emphasis"><text:span text:style-name="T5">’utilisateur</text:span></text:span><text:span text:style-name="Emphasis"><text:span text:style-name="T10"> modifie les informations de son compte.</text:span></text:span><text:line-break/>3. <text:span text:style-name="Emphasis"><text:span text:style-name="T8">Le </text:span></text:span><text:span text:style-name="Emphasis"><text:span text:style-name="T7">système</text:span></text:span><text:span text:style-name="Emphasis"><text:span text:style-name="T8"> enregistre les modifications de l'</text:span></text:span><text:span text:style-name="Emphasis"><text:span text:style-name="T12">utilisateur</text:span></text:span><text:span text:style-name="Emphasis"><text:span text:style-name="T8">.</text:span></text:span><text:line-break/><text:bookmark text:name="r-2111671111"/><text:bookmark text:name="r-2111672111"/></text:p>
          </table:table-cell>
        </table:table-row>
        <table:table-row table:style-name="Tableau4.1">
          <table:table-cell table:style-name="Tableau4.A1" office:value-type="string">
            <text:p text:style-name="P3"><text:bookmark text:name="r-2111669111"/><text:span text:style-name="Strong_20_Emphasis"><text:span text:style-name="T1">Les scénarios alternatifs :</text:span></text:span></text:p>
            <text:p text:style-name="P1"><text:span text:style-name="T9">2. </text:span><text:span text:style-name="Emphasis"><text:span text:style-name="T4">L</text:span></text:span><text:span text:style-name="Emphasis"><text:span text:style-name="T5">’utilisateur</text:span></text:span><text:span text:style-name="Emphasis"><text:span text:style-name="T11"> </text:span></text:span><text:span text:style-name="T9">décide de quitter la page Modifier son compte.</text:span></text:p>
            <text:p text:style-name="P1"><text:bookmark text:name="r-2111675111"/><text:bookmark text:name="r-2111676111"/></text:p>
          </table:table-cell>
        </table:table-row>
        <table:table-row table:style-name="Tableau4.2">
          <table:table-cell table:style-name="Tableau4.A1" office:value-type="string">
            <text:p text:style-name="P3"><text:span text:style-name="Strong_20_Emphasis"><text:span text:style-name="T1">Les scénarios d'exceptions :</text:span></text:span></text:p>
            <text:p text:style-name="P2"><text:span text:style-name="Emphasis"><text:span text:style-name="T8">2. L'</text:span></text:span><text:span text:style-name="Emphasis"><text:span text:style-name="T12">utilisateur</text:span></text:span><text:span text:style-name="Emphasis"><text:span text:style-name="T8"> écrit des informations incorrectes pour la donnée actuelle à modifier.</text:span></text:span></text:p>
            <text:p text:style-name="P2"><text:span text:style-name="Emphasis"><text:span text:style-name="T8"/></text:span></text:p>
          </table:table-cell>
        </table:table-row>
        <table:table-row table:style-name="Tableau4.1">
          <table:table-cell table:style-name="Tableau4.A1" office:value-type="string">
            <text:p text:style-name="P1"><text:bookmark text:name="r-2111677111"/><text:span text:style-name="Strong_20_Emphasis"><text:span text:style-name="T1">Fin : </text:span></text:span><text:span text:style-name="Strong_20_Emphasis"><text:span text:style-name="T2">Scénario nominal : à l'étape 2 sur décision de l'utilisateur.</text:span></text:span></text:p>
          </table:table-cell>
        </table:table-row>
      </table:table>
      <text:p text:style-name="P1"><text:span text:style-name="Strong_20_Emphasis"><text:span text:style-name="T1">Post-conditions : </text:span>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9M37S</meta:editing-duration>
    <meta:editing-cycles>16</meta:editing-cycles>
    <meta:generator>OpenOffice/4.1.6$Win32 OpenOffice.org_project/416m1$Build-9790</meta:generator>
    <dc:date>2019-07-22T16:32:07.33</dc:date>
    <meta:document-statistic meta:table-count="1" meta:image-count="0" meta:object-count="0" meta:page-count="1" meta:paragraph-count="12" meta:word-count="128" meta:character-count="847"/>
    <meta:user-defined meta:name="Info 1"/>
    <meta:user-defined meta:name="Info 2"/>
    <meta:user-defined meta:name="Info 3"/>
    <meta:user-defined meta:name="Info 4"/>
  </office:meta>
</office:document-meta>
</file>